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0.89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9.09mm"/>
    </style:style>
    <style:style style:name="ro1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FPGA connection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FPGA</text:p>
          </table:table-cell>
          <table:table-cell table:style-name="ce1" office:value-type="string">
            <text:p>Microcontroller</text:p>
          </table:table-cell>
          <table:table-cell/>
          <table:table-cell table:style-name="ce1" office:value-type="string">
            <text:p>Commen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30 I/O</text:p>
          </table:table-cell>
          <table:table-cell office:value-type="string">
            <text:p>P0.0</text:p>
          </table:table-cell>
          <table:table-cell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31 I/O</text:p>
          </table:table-cell>
          <table:table-cell office:value-type="string">
            <text:p>P0.1</text:p>
          </table:table-cell>
          <table:table-cell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32 I/O</text:p>
          </table:table-cell>
          <table:table-cell office:value-type="string">
            <text:p>P0.2</text:p>
          </table:table-cell>
          <table:table-cell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34 I/O</text:p>
          </table:table-cell>
          <table:table-cell office:value-type="string">
            <text:p>P0.3</text:p>
          </table:table-cell>
          <table:table-cell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36 I,GCK1</text:p>
          </table:table-cell>
          <table:table-cell office:value-type="string">
            <text:p>ALE</text:p>
          </table:table-cell>
          <table:table-cell/>
          <table:table-cell office:value-type="string">
            <text:p>0=Address, 1=Data</text:p>
          </table:table-cell>
        </table:table-row>
        <table:table-row table:style-name="ro1">
          <table:table-cell office:value-type="string">
            <text:p>P39 I,GCK0</text:p>
          </table:table-cell>
          <table:table-cell office:value-type="string">
            <text:p>P3.6</text:p>
          </table:table-cell>
          <table:table-cell/>
          <table:table-cell office:value-type="string">
            <text:p>Write</text:p>
          </table:table-cell>
        </table:table-row>
        <table:table-row table:style-name="ro1">
          <table:table-cell office:value-type="string">
            <text:p>P40 I/O</text:p>
          </table:table-cell>
          <table:table-cell office:value-type="string">
            <text:p>P0.4</text:p>
          </table:table-cell>
          <table:table-cell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41 I/O</text:p>
          </table:table-cell>
          <table:table-cell office:value-type="string">
            <text:p>P0.5</text:p>
          </table:table-cell>
          <table:table-cell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43 I/O</text:p>
          </table:table-cell>
          <table:table-cell office:value-type="string">
            <text:p>P0.6</text:p>
          </table:table-cell>
          <table:table-cell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44 I/O</text:p>
          </table:table-cell>
          <table:table-cell office:value-type="string">
            <text:p>P0.7</text:p>
          </table:table-cell>
          <table:table-cell/>
          <table:table-cell office:value-type="string">
            <text:p>Address/Data bus</text:p>
          </table:table-cell>
        </table:table-row>
        <table:table-row table:style-name="ro1">
          <table:table-cell office:value-type="string">
            <text:p>P45 I/O</text:p>
          </table:table-cell>
          <table:table-cell office:value-type="string">
            <text:p>P3.7</text:p>
          </table:table-cell>
          <table:table-cell/>
          <table:table-cell office:value-type="string">
            <text:p>Read</text:p>
          </table:table-cell>
        </table:table-row>
        <table:table-row table:style-name="ro1">
          <table:table-cell office:value-type="string">
            <text:p>P46 I/O</text:p>
          </table:table-cell>
          <table:table-cell office:value-type="string">
            <text:p>XTAL1</text:p>
          </table:table-cell>
          <table:table-cell/>
          <table:table-cell office:value-type="string">
            <text:p>Clock</text:p>
          </table:table-cell>
        </table:table-row>
        <table:table-row table:style-name="ro1">
          <table:table-cell office:value-type="string">
            <text:p>P51 PROGRAM</text:p>
          </table:table-cell>
          <table:table-cell office:value-type="string">
            <text:p>P3.4</text:p>
          </table:table-cell>
          <table:table-cell/>
          <table:table-cell office:value-type="string">
            <text:p>Initiate configuration</text:p>
          </table:table-cell>
        </table:table-row>
        <table:table-row table:style-name="ro1">
          <table:table-cell office:value-type="string">
            <text:p>P52 INIT</text:p>
          </table:table-cell>
          <table:table-cell office:value-type="string">
            <text:p>P3.0</text:p>
          </table:table-cell>
          <table:table-cell/>
          <table:table-cell office:value-type="string">
            <text:p>Initiate configuration</text:p>
          </table:table-cell>
        </table:table-row>
        <table:table-row table:style-name="ro1">
          <table:table-cell office:value-type="string">
            <text:p>P73 DIN</text:p>
          </table:table-cell>
          <table:table-cell office:value-type="string">
            <text:p>P3.1</text:p>
          </table:table-cell>
          <table:table-cell/>
          <table:table-cell office:value-type="string">
            <text:p>Configuration serial in</text:p>
          </table:table-cell>
        </table:table-row>
        <table:table-row table:style-name="ro1">
          <table:table-cell office:value-type="string">
            <text:p>P75 CCLK</text:p>
          </table:table-cell>
          <table:table-cell office:value-type="string">
            <text:p>P3.2</text:p>
          </table:table-cell>
          <table:table-cell/>
          <table:table-cell office:value-type="string">
            <text:p>Configuration clock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0">01/30/2010</text:date>, <text:time>21:0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29T21:55:17</meta:creation-date>
    <dc:date>2010-01-30T21:03:23</dc:date>
    <meta:editing-cycles>10</meta:editing-cycles>
    <meta:editing-duration>PT43M19S</meta:editing-duration>
    <meta:user-defined meta:name="Info 1"/>
    <meta:user-defined meta:name="Info 2"/>
    <meta:user-defined meta:name="Info 3"/>
    <meta:user-defined meta:name="Info 4"/>
    <meta:document-statistic meta:table-count="3" meta:cell-count="52"/>
  </office:meta>
</office:document-meta>
</file>